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Times New Roman1" style:font-weight-asian="bold" style:font-name-complex="Times New Roman1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741cm" svg:height="0.87cm" draw:z-index="0"><draw:image xlink:href="../../odt/images/0027.png" xlink:type="simple" xlink:show="embed" xlink:actuate="onLoad"/></draw:frame></text:p>
          </table:table-cell>
          <table:table-cell table:style-name="Table1.B1" office:value-type="string">
            <text:h text:style-name="P2" text:outline-level="1">Интеграт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11">C</text:span><text:span text:style-name="T6">и</text:span>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769cm" svg:height="1.431cm" draw:z-index="1"><draw:image xlink:href="../../odt/images/0027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3">Блок </text:span><text:span text:style-name="T10">векторизован</text:span><text:span text:style-name="T14">, </text:span><text:span text:style-name="T8">р</text:span><text:span text:style-name="T14">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14"><draw:frame draw:style-name="fr3" draw:name="Объект1" text:anchor-type="as-char" svg:width="3.849cm" svg:height="1.2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4">,</text:span></text:p>
            <text:p text:style-name="P5"><text:span text:style-name="T14">где</text:span><text:span text:style-name="T14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">–</text:span><text:span text:style-name="T12"> i-</text:span><text:span text:style-name="T8">ый элемент входного сигнала в блок,</text:span><text:span text:style-name="T14"><draw:frame draw:style-name="fr3" draw:name="Объект3" text:anchor-type="as-char" svg:width="0.58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4">– элемент вектора коэффициентов усиления,</text:span><text:span text:style-name="T14"><draw:frame draw:style-name="fr3" draw:name="Объект4" text:anchor-type="as-char" svg:width="1.182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">– элемент выходного сигнала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14"><draw:frame draw:style-name="fr3" draw:name="Объект5" text:anchor-type="as-char" svg:width="2.598cm" svg:height="1.16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2">(</text:span><text:span text:style-name="T8">интегратор),</text:span></text:p>
            <text:p text:style-name="P5">поэтому пиктограмма данного блока имеет вид передаточной функции идеального интегрирующего звена.</text:p>
            <text:p text:style-name="P5">Размерности сигналов входа, выхода и вектора коэффициентов должны совпадать.</text:p>
            <text:p text:style-name="P5"><text:span text:style-name="T7">Свойства</text:span>:</text:p>
            <text:list xml:id="list694052470254361595" text:style-name="L1">
              <text:list-item>
                <text:p text:style-name="P7">Коэффициенты усиления – <text:span text:style-name="T6">вектор </text:span>коэффициентов<draw:frame draw:style-name="fr3" draw:name="Объект8" text:anchor-type="as-char" svg:width="0.58cm" svg:height="0.621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выходной величины блока.</text:p>
              </text:list-item>
            </text:list>
            <text:p text:style-name="P5"><text:span text:style-name="T9">Примечание:</text:span> по умолчанию блок реализует интегрирование <text:span text:style-name="T9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</dc:title>
    <dc:date>2014-11-29T01:03:58.77</dc:date>
    <meta:generator>OpenOffice/4.1.1$Win32 OpenOffice.org_project/411m6$Build-9775</meta:generator>
    <meta:editing-duration>PT2H1M8S</meta:editing-duration>
    <meta:editing-cycles>51</meta:editing-cycles>
    <meta:document-statistic meta:table-count="1" meta:image-count="2" meta:object-count="7" meta:page-count="1" meta:paragraph-count="17" meta:word-count="110" meta:character-count="863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 mathvariant="italic">dy</mi>
              <mi>i</mi>
            </msub>
            <mrow>
              <mo stretchy="false">(</mo>
              <mrow>
                <mi>t</mi>
              </mrow>
              <mo stretchy="false">)</mo>
            </mrow>
          </mrow>
          <mrow>
            <mi mathvariant="italic">dt</mi>
          </mrow>
        </mfrac>
      </mrow>
      <mrow>
        <mi/>
        <mo stretchy="false">=</mo>
        <mi/>
      </mrow>
      <mrow>
        <msub>
          <mi>k</mi>
          <mi>i</mi>
        </msub>
        <mo stretchy="false">⋅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{{dy_i(t)} over {dt}} ~=~ k_i cdot u_i(t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i>s</mi>
        </mrow>
      </mfrac>
    </mrow>
    <annotation encoding="StarMath 5.0">W(s) ~=~ {k} over {s}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7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